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2.2516in"/>
    </style:style>
    <style:style style:name="co3" style:family="table-column">
      <style:table-column-properties fo:break-before="auto" style:column-width="2.6909in"/>
    </style:style>
    <style:style style:name="co4" style:family="table-column">
      <style:table-column-properties fo:break-before="auto" style:column-width="2.498in"/>
    </style:style>
    <style:style style:name="co5" style:family="table-column">
      <style:table-column-properties fo:break-before="auto" style:column-width="3.0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UMERO_LINHA</text:p>
          </table:table-cell>
          <table:table-cell office:value-type="string" calcext:value-type="string">
            <text:p>ID_URBS</text:p>
          </table:table-cell>
          <table:table-cell office:value-type="string" calcext:value-type="string">
            <text:p>LINHA</text:p>
          </table:table-cell>
          <table:table-cell office:value-type="string" calcext:value-type="string">
            <text:p>NOME_URL_GAZETA</text:p>
          </table:table-cell>
          <table:table-cell office:value-type="string" calcext:value-type="string">
            <text:p>NOME_URL _URBS/horario-de-onibus</text:p>
          </table:table-cell>
          <table:table-cell office:value-type="string" calcext:value-type="string">
            <text:p>NOME_URL_MOOVIT</text:p>
          </table:table-cell>
          <table:table-cell office:value-type="string" calcext:value-type="string">
            <text:p>GITHUB_ITINERARIOS_ONIBUS_CURITIBA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 text:c="2"/>A. MUNHOZ - J. BOTÂNICO</text:p>
          </table:table-cell>
          <table:table-cell office:value-type="string" calcext:value-type="string">
            <text:p>Alcides-munhoz-jardim-botanico-464/</text:p>
          </table:table-cell>
          <table:table-cell office:value-type="string" calcext:value-type="string">
            <text:p>Horario-de-onibus/464</text:p>
          </table:table-cell>
          <table:table-cell office:value-type="string" calcext:value-type="string">
            <text:p>lines?lgid=1323775&amp;lid=3614526&amp;customerId=4908&amp;metroId=942&amp;lang=pt-br&amp;ref=5</text:p>
          </table:table-cell>
          <table:table-cell office:value-type="string" calcext:value-type="string">
            <text:p><text:a xlink:href="https://github.com/romuloceccon/itinerarios-onibus-curitiba/blob/master/itinerarios/A.MUNHOZ-J.BOTÂNICO%20%28528%29.yml" xlink:type="simple">https://github.com/romuloceccon/itinerarios-onibus-curitiba/blob/master/itinerarios/A.MUNHOZ-J.BOT%C3%82NICO%20%28528%29.yml</text:a>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BAETE</text:p>
          </table:table-cell>
          <table:table-cell office:value-type="string" calcext:value-type="string">
            <text:p>Abaete-226/</text:p>
          </table:table-cell>
          <table:table-cell office:value-type="string" calcext:value-type="string">
            <text:p>Horario-de-onibus/226</text:p>
          </table:table-cell>
          <table:table-cell office:value-type="string" calcext:value-type="string">
            <text:p>index/pt-br/transporte_público-line-226_ABAETÉ-Curitiba-942-916235-499386-1853431</text:p>
          </table:table-cell>
          <table:table-cell office:value-type="string" calcext:value-type="string">
            <text:p><text:a xlink:href="https://github.com/romuloceccon/itinerarios-onibus-curitiba/blob/master/itinerarios/ABAETÉ%20%2834%29.yml" xlink:type="simple">https://github.com/romuloceccon/itinerarios-onibus-curitiba/blob/master/itinerarios/ABAET%C3%89%20%2834%29.yml</text:a>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BRANCHES</text:p>
          </table:table-cell>
          <table:table-cell table:number-columns-repeated="3"/>
          <table:table-cell office:value-type="string" calcext:value-type="string">
            <text:p><text:a xlink:href="https://github.com/romuloceccon/itinerarios-onibus-curitiba/blob/master/itinerarios/ABRANCHES%20%2889%29.yml" xlink:type="simple">https://github.com/romuloceccon/itinerarios-onibus-curitiba/blob/master/itinerarios/ABRANCHES%20%2889%29.ym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/00/0000</text:date>, <text:time style:data-style-name="N2" text:time-value="06:21:50.5129616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4:50:33.839661700</meta:creation-date>
    <dc:date>2019-03-09T16:16:41.771559388</dc:date>
    <meta:editing-duration>PT27M53S</meta:editing-duration>
    <meta:editing-cycles>1</meta:editing-cycles>
    <meta:generator>LibreOffice/4.2.8.2$Linux_x86 LibreOffice_project/420m0$Build-2</meta:generator>
    <meta:document-statistic meta:table-count="1" meta:cell-count="25" meta:object-count="0"/>
  </office:meta>
</office:document-meta>
</file>